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8347in"/>
    </style:style>
    <style:style style:name="Table1.B" style:family="table-column">
      <style:table-column-properties style:column-width="5.0903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2444in"/>
    </style:style>
    <style:style style:name="Table2.B" style:family="table-column">
      <style:table-column-properties style:column-width="5.6806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8917in"/>
    </style:style>
    <style:style style:name="Table3.B" style:family="table-column">
      <style:table-column-properties style:column-width="5.0333in"/>
    </style:style>
    <style:style style:name="Table3.A1" style:family="table-cell">
      <style:table-cell-properties style:vertical-align="middle" fo:padding="0.0194in" fo:border="none"/>
    </style:style>
    <style:style style:name="P1" style:family="paragraph" style:parent-style-name="Text_20_body" style:list-style-name="L4"/>
    <style:style style:name="P2" style:family="paragraph" style:parent-style-name="Text_20_body">
      <style:text-properties fo:font-weight="bold" style:font-weight-asian="bold" style:font-weight-complex="bold"/>
    </style:style>
    <style:style style:name="P3" style:family="paragraph" style:parent-style-name="Table_20_Contents" style:list-style-name="L1"/>
    <style:style style:name="P4" style:family="paragraph" style:parent-style-name="Table_20_Contents" style:list-style-name="L2"/>
    <style:style style:name="P5" style:family="paragraph" style:parent-style-name="Table_20_Contents" style:list-style-name="L3"/>
    <style:style style:name="P6" style:family="paragraph" style:parent-style-name="Table_20_Contents">
      <style:paragraph-properties fo:margin-top="0in" fo:margin-bottom="0.1965in" loext:contextual-spacing="false"/>
    </style:style>
    <style:style style:name="P7" style:family="paragraph" style:parent-style-name="Table_20_Contents" style:list-style-name="L1">
      <style:paragraph-properties fo:margin-top="0in" fo:margin-bottom="0.1965in" loext:contextual-spacing="false"/>
    </style:style>
    <style:style style:name="P8" style:family="paragraph" style:parent-style-name="Table_20_Contents" style:list-style-name="L2">
      <style:paragraph-properties fo:margin-top="0in" fo:margin-bottom="0.1965in" loext:contextual-spacing="false"/>
    </style:style>
    <style:style style:name="P9" style:family="paragraph" style:parent-style-name="Table_20_Contents" style:list-style-name="L3">
      <style:paragraph-properties fo:margin-top="0in" fo:margin-bottom="0.1965in" loext:contextual-spacing="false"/>
    </style:style>
    <style:style style:name="T1" style:family="text">
      <style:text-properties fo:font-weight="bold" style:font-weight-asian="bold" style:font-weight-complex="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project-spec-headline"/>Project Specification</text:h>
      <text:h text:style-name="Heading_20_3" text:outline-level="3"><text:bookmark text:name="project-name"/>Trivia API</text:h>
      <text:p text:style-name="Text_20_body"><text:span text:style-name="T1"/></text:p>
      <text:p text:style-name="Text_20_body"><text:span text:style-name="T1">Code Quality &amp; Documentation</text:span></text:p>
      <table:table table:name="Table1" table:style-name="Table1">
        <table:table-column table:style-name="Table1.A"/>
        <table:table-column table:style-name="Table1.B"/>
        <table:table-header-rows>
          <table:table-row>
            <table:table-cell table:style-name="Table1.A1" office:value-type="string">
              <text:p text:style-name="Table_20_Heading">Criteria </text:p>
            </table:table-cell>
            <table:table-cell table:style-name="Table1.A1" office:value-type="string">
              <text:p text:style-name="Table_20_Heading">Meets Specifications </text:p>
            </table:table-cell>
          </table:table-row>
        </table:table-header-rows>
        <table:table-row>
          <table:table-cell table:style-name="Table1.A1" office:value-type="string">
            <text:p text:style-name="P6">Write clear, concise and well documented code</text:p>
          </table:table-cell>
          <table:table-cell table:style-name="Table1.A1" office:value-type="string">
            <text:p text:style-name="P6">The code adheres to the <text:a xlink:type="simple" xlink:href="https://www.python.org/dev/peps/pep-0008/" office:target-frame-name="_blank" xlink:show="new" text:style-name="Internet_20_link" text:visited-style-name="Visited_20_Internet_20_Link">PEP 8 style guide</text:a> and follows common best practices, including:</text:p>
            <text:list xml:id="list3577519068" text:style-name="L1">
              <text:list-item>
                <text:p text:style-name="P3"><text:a xlink:type="simple" xlink:href="https://www.python.org/dev/peps/pep-0008/#prescriptive-naming-conventions" office:target-frame-name="_blank" xlink:show="new" text:style-name="Internet_20_link" text:visited-style-name="Visited_20_Internet_20_Link">Variable and function names are clear</text:a>. </text:p>
              </text:list-item>
              <text:list-item>
                <text:p text:style-name="P3">Endpoints are logically named. </text:p>
              </text:list-item>
              <text:list-item>
                <text:p text:style-name="P3">Code is <text:a xlink:type="simple" xlink:href="https://www.python.org/dev/peps/pep-0008/#comments" office:target-frame-name="_blank" xlink:show="new" text:style-name="Internet_20_link" text:visited-style-name="Visited_20_Internet_20_Link">commented appropriately</text:a>. </text:p>
              </text:list-item>
              <text:list-item>
                <text:p text:style-name="P3">The README file includes detailed instructions for scripts to install any project dependencies, and to run the development server. </text:p>
              </text:list-item>
              <text:list-item>
                <text:p text:style-name="P7">Secrets are stored as environment variables. </text:p>
              </text:list-item>
            </text:list>
          </table:table-cell>
        </table:table-row>
        <table:table-row>
          <table:table-cell table:style-name="Table1.A1" office:value-type="string">
            <text:p text:style-name="P6">Write an informative README File</text:p>
          </table:table-cell>
          <table:table-cell table:style-name="Table1.A1" office:value-type="string">
            <text:p text:style-name="P6">README includes:</text:p>
            <text:list xml:id="list1042889109" text:style-name="L2">
              <text:list-item>
                <text:p text:style-name="P4">Instructions for how to install project dependencies and start the project server. </text:p>
              </text:list-item>
              <text:list-item>
                <text:p text:style-name="P4">Detailed documentation of API endpoints and expected behavior, using the format taught in the course:</text:p>
                <text:list>
                  <text:list-item>
                    <text:p text:style-name="P4">METHOD Url</text:p>
                    <text:list>
                      <text:list-item>
                        <text:p text:style-name="P4">Request parameters </text:p>
                      </text:list-item>
                      <text:list-item>
                        <text:p text:style-name="P8">Response body </text:p>
                      </text:list-item>
                    </text:list>
                  </text:list-item>
                </text:list>
              </text:list-item>
            </text:list>
          </table:table-cell>
        </table:table-row>
        <table:table-row>
          <table:table-cell table:style-name="Table1.A1" office:value-type="string">
            <text:p text:style-name="P6">Leverage environment controls</text:p>
          </table:table-cell>
          <table:table-cell table:style-name="Table1.A1" office:value-type="string">
            <text:p text:style-name="P6">Local files and virtual environment are included in .gitignore file</text:p>
          </table:table-cell>
        </table:table-row>
      </table:table>
      <text:p text:style-name="P2"/>
      <text:p text:style-name="P2">Handling HTTP Requests</text:p>
      <table:table table:name="Table2" table:style-name="Table2">
        <table:table-column table:style-name="Table2.A"/>
        <table:table-column table:style-name="Table2.B"/>
        <table:table-header-rows>
          <table:table-row>
            <table:table-cell table:style-name="Table2.A1" office:value-type="string">
              <text:p text:style-name="Table_20_Heading">Criteria </text:p>
            </table:table-cell>
            <table:table-cell table:style-name="Table2.A1" office:value-type="string">
              <text:p text:style-name="Table_20_Heading">Meets Specifications </text:p>
            </table:table-cell>
          </table:table-row>
        </table:table-header-rows>
        <table:table-row>
          <table:table-cell table:style-name="Table2.A1" office:value-type="string">
            <text:p text:style-name="P6">Follow RESTful principles</text:p>
          </table:table-cell>
          <table:table-cell table:style-name="Table2.A1" office:value-type="string">
            <text:p text:style-name="P6">RESTful principles are followed throughout the project, including appropriate naming of endpoints, use of HTTP methods GET, POST, and DELETE.</text:p>
            <text:p text:style-name="P6">Routes perform CRUD operations on the psql database </text:p>
          </table:table-cell>
        </table:table-row>
        <table:table-row>
          <table:table-cell table:style-name="Table2.A1" office:value-type="string">
            <text:p text:style-name="P6">Utilize multiple HTTP request methods</text:p>
          </table:table-cell>
          <table:table-cell table:style-name="Table2.A1" office:value-type="string">
            <text:p text:style-name="P6">Complete all TODO flags in <text:span text:style-name="Source_20_Text">backend/app.py</text:span>:</text:p>
            <text:list xml:id="list3161566662" text:style-name="L3">
              <text:list-item>
                <text:p text:style-name="P5">[ ] Endpoint to handle GET requests for questions, including pagination (every 10 questions). This endpoint should return a list of questions, number of total questions, current category, categories. </text:p>
              </text:list-item>
              <text:list-item>
                <text:p text:style-name="P5">[ ] Endpoint to handle GET requests for all available categories. </text:p>
              </text:list-item>
              <text:list-item>
                <text:p text:style-name="P5"><text:soft-page-break/>[ ] Endpoint to DELETE question using a question ID. </text:p>
              </text:list-item>
              <text:list-item>
                <text:p text:style-name="P5">[ ] Endpoint to POST a new question, which will require the question and answer text, category, and difficulty score. </text:p>
              </text:list-item>
              <text:list-item>
                <text:p text:style-name="P5">[ ] Create a POST endpoint to get questions based on category. </text:p>
              </text:list-item>
              <text:list-item>
                <text:p text:style-name="P5">[ ] Create a POST endpoint to get questions based on a search term. It should return any questions for whom the search term is a substring of the question. </text:p>
              </text:list-item>
              <text:list-item>
                <text:p text:style-name="P9">[ ] Create a POST endpoint to get questions to play the quiz. This endpoint should take category and previous question parameters and return a random questions within the given category, if provided, and that is not one of the previous questions. </text:p>
              </text:list-item>
            </text:list>
          </table:table-cell>
        </table:table-row>
        <table:table-row>
          <table:table-cell table:style-name="Table2.A1" office:value-type="string">
            <text:p text:style-name="P6">Handle common errors </text:p>
          </table:table-cell>
          <table:table-cell table:style-name="Table2.A1" office:value-type="string">
            <text:p text:style-name="P6">Project handles common errors using the <text:span text:style-name="Source_20_Text">@app.errorhandler</text:span> decorator function to format an API friendly JSON error response</text:p>
            <text:p text:style-name="P6">Passes all provided tests related to error handling </text:p>
          </table:table-cell>
        </table:table-row>
      </table:table>
      <text:p text:style-name="Text_20_body"/>
      <text:p text:style-name="P2">API Testing &amp; Documentation</text:p>
      <table:table table:name="Table3" table:style-name="Table3">
        <table:table-column table:style-name="Table3.A"/>
        <table:table-column table:style-name="Table3.B"/>
        <table:table-header-rows>
          <table:table-row>
            <table:table-cell table:style-name="Table3.A1" office:value-type="string">
              <text:p text:style-name="Table_20_Heading">Criteria </text:p>
            </table:table-cell>
            <table:table-cell table:style-name="Table3.A1" office:value-type="string">
              <text:p text:style-name="Table_20_Heading">Meets Specifications </text:p>
            </table:table-cell>
          </table:table-row>
        </table:table-header-rows>
        <table:table-row>
          <table:table-cell table:style-name="Table3.A1" office:value-type="string">
            <text:p text:style-name="P6">Use unittest to test flask application for expected behavior</text:p>
          </table:table-cell>
          <table:table-cell table:style-name="Table3.A1" office:value-type="string">
            <text:p text:style-name="P6">Import and utilize unittest library to test each endpoint for expected success and error behavior. Each endpoint should have at one test for the expected behavior and tests for error handling if applicable. </text:p>
          </table:table-cell>
        </table:table-row>
        <table:table-row>
          <table:table-cell table:style-name="Table3.A1" office:value-type="string">
            <text:p text:style-name="P6">Demonstrate validity of API responses</text:p>
          </table:table-cell>
          <table:table-cell table:style-name="Table3.A1" office:value-type="string">
            <text:p text:style-name="P6">Project includes tests to ensure CRUD operations are successful and persist accurately in the database for GET, POST, PUT and DELETE HTTP requests.</text:p>
          </table:table-cell>
        </table:table-row>
      </table:table>
      <text:section text:style-name="Sect1" text:name="stand-out">
        <text:h text:style-name="Heading_20_3" text:outline-level="3"><text:bookmark text:name="stand-out-headline"/>Suggestions to Make Your Project Stand Out!</text:h>
        <text:section text:style-name="Sect1" text:name="stand-out-text">
          <text:list xml:id="list508199597" text:style-name="L4">
            <text:list-item>
              <text:p text:style-name="P1">Add an additional question field such as rating and make all corresponding updates (db, api endpoints, add question form, etc.)</text:p>
            </text:list-item>
            <text:list-item>
              <text:p text:style-name="P1">INTENSE: Add users to the DB and track their game scores</text:p>
            </text:list-item>
            <text:list-item>
              <text:p text:style-name="P1">Add capability to create new categories. </text:p>
            </text:list-item>
          </text:list>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6T12:51:10.043154600</meta:creation-date>
    <dc:date>2020-03-16T12:52:59.850235746</dc:date>
    <meta:editing-duration>PT1M50S</meta:editing-duration>
    <meta:editing-cycles>1</meta:editing-cycles>
    <meta:document-statistic meta:table-count="3" meta:image-count="0" meta:object-count="0" meta:page-count="2" meta:paragraph-count="50" meta:word-count="496" meta:character-count="3116" meta:non-whitespace-character-count="2664"/>
    <meta:generator>LibreOffice/6.0.7.3$Linux_X86_64 LibreOffice_project/00m0$Build-3</meta:generator>
  </office:meta>
</office:document-meta>
</file>